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89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3.3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utant_id</text:p>
          </table:table-cell>
          <table:table-cell table:style-name="ce2" office:value-type="string" calcext:value-type="string">
            <text:p>operator_id</text:p>
          </table:table-cell>
          <table:table-cell table:style-name="ce2" office:value-type="string" calcext:value-type="string">
            <text:p>mutator</text:p>
          </table:table-cell>
          <table:table-cell table:style-name="ce2" office:value-type="string" calcext:value-type="string">
            <text:p>operator_type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queez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queez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placed return value with "" for org/apache/commons/lang3/CharSetUtils::squeeze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queez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placed return value with "" for org/apache/commons/lang3/CharSetUtils::squee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10:55.490370284</dc:date>
    <meta:editing-duration>PT39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